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Test1Priv</text:p>
          </table:table-cell>
          <table:table-cell office:value-type="string">
            <text:p>Test1Vect</text:p>
          </table:table-cell>
          <table:table-cell office:value-type="string">
            <text:p>Test1PrivD</text:p>
          </table:table-cell>
          <table:table-cell office:value-type="string">
            <text:p>Test1VectD</text:p>
          </table:table-cell>
          <table:table-cell office:value-type="string">
            <text:p>TestPriv2</text:p>
          </table:table-cell>
          <table:table-cell office:value-type="string">
            <text:p>TestVect2</text:p>
          </table:table-cell>
          <table:table-cell office:value-type="string">
            <text:p>Test2PrivD</text:p>
          </table:table-cell>
          <table:table-cell office:value-type="string">
            <text:p>Test2VectD</text:p>
          </table:table-cell>
          <table:table-cell office:value-type="string">
            <text:p>Test3Vect</text:p>
          </table:table-cell>
          <table:table-cell office:value-type="string">
            <text:p>Test3VectD</text:p>
          </table:table-cell>
        </table:table-row>
        <table:table-row table:style-name="ro1">
          <table:table-cell office:value-type="string">
            <text:p>GPU</text:p>
          </table:table-cell>
          <table:table-cell office:value-type="float" office:value="12.5">
            <text:p>12.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345">
            <text:p>345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string">
            <text:p>Seq</text:p>
          </table:table-cell>
          <table:table-cell table:number-columns-repeated="2" office:value-type="float" office:value="869">
            <text:p>869</text:p>
          </table:table-cell>
          <table:table-cell table:number-columns-repeated="2" office:value-type="float" office:value="830">
            <text:p>830</text:p>
          </table:table-cell>
          <table:table-cell table:number-columns-repeated="2" office:value-type="float" office:value="1100">
            <text:p>1100</text:p>
          </table:table-cell>
          <table:table-cell table:number-columns-repeated="2" office:value-type="float" office:value="1009">
            <text:p>1009</text:p>
          </table:table-cell>
          <table:table-cell office:value-type="float" office:value="9450">
            <text:p>9450</text:p>
          </table:table-cell>
          <table:table-cell office:value-type="float" office:value="8414">
            <text:p>841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Test1PrivInd</text:p>
          </table:table-cell>
          <table:table-cell office:value-type="string">
            <text:p>Test2PrivInd</text:p>
          </table:table-cell>
          <table:table-cell office:value-type="string">
            <text:p>Test2VectBranch</text:p>
          </table:table-cell>
          <table:table-cell office:value-type="string">
            <text:p>Test3VectBranch</text:p>
          </table:table-cell>
          <table:table-cell table:number-columns-repeated="6"/>
        </table:table-row>
        <table:table-row table:style-name="ro1">
          <table:table-cell office:value-type="string">
            <text:p>GPU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362">
            <text:p>362</text:p>
          </table:table-cell>
          <table:table-cell table:number-columns-repeated="6"/>
        </table:table-row>
        <table:table-row table:style-name="ro1">
          <table:table-cell office:value-type="string">
            <text:p>Seq</text:p>
          </table:table-cell>
          <table:table-cell office:value-type="float" office:value="869">
            <text:p>869</text:p>
          </table:table-cell>
          <table:table-cell table:number-columns-repeated="2" office:value-type="float" office:value="1100">
            <text:p>1100</text:p>
          </table:table-cell>
          <table:table-cell office:value-type="float" office:value="9450">
            <text:p>945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SpeedUp</text:p>
          </table:table-cell>
          <table:table-cell office:value-type="string">
            <text:p>CG-Float</text:p>
          </table:table-cell>
          <table:table-cell office:value-type="string">
            <text:p>Vect-Float</text:p>
          </table:table-cell>
          <table:table-cell office:value-type="string">
            <text:p>CG-Double</text:p>
          </table:table-cell>
          <table:table-cell office:value-type="string">
            <text:p>Vect-Double</text:p>
          </table:table-cell>
          <table:table-cell>
            <draw:frame table:end-cell-address="Sheet1.O35" table:end-x="0.5205in" table:end-y="0.0626in" draw:z-index="0" draw:style-name="gr1" svg:width="7.589in" svg:height="4.0945in" svg:x="0.0437in" svg:y="0.0417in">
              <draw:object draw:notify-on-update-of-ranges="Sheet1.B12:Sheet1.B12 Sheet1.B13:Sheet1.B15 Sheet1.C12:Sheet1.C12 Sheet1.C13:Sheet1.C15 Sheet1.D12:Sheet1.D12 Sheet1.D13:Sheet1.D15 Sheet1.E12:Sheet1.E12 Sheet1.E13:Sheet1.E15 Sheet1.F12:Sheet1.F12 Sheet1.F13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mple</text:p>
          </table:table-cell>
          <table:table-cell table:formula="of:=[.B4]/[.B3]" office:value-type="float" office:value="69.52">
            <text:p>69.52</text:p>
          </table:table-cell>
          <table:table-cell table:formula="of:=[.C4]/[.C3]" office:value-type="float" office:value="43.45">
            <text:p>43.45</text:p>
          </table:table-cell>
          <table:table-cell table:formula="of:=[.D4]/[.D3]" office:value-type="float" office:value="23.0555555555556">
            <text:p>23.0555555555556</text:p>
          </table:table-cell>
          <table:table-cell table:formula="of:=[.E4]/[.E3]" office:value-type="float" office:value="18.0434782608696">
            <text:p>18.043478260869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dium</text:p>
          </table:table-cell>
          <table:table-cell table:formula="of:=[.F4]/[.F3]" office:value-type="float" office:value="34.375">
            <text:p>34.375</text:p>
          </table:table-cell>
          <table:table-cell table:formula="of:=[.G4]/[.G3]" office:value-type="float" office:value="31.4285714285714">
            <text:p>31.4285714285714</text:p>
          </table:table-cell>
          <table:table-cell table:formula="of:=[.H4]/[.H3]" office:value-type="float" office:value="9.8921568627451">
            <text:p>9.8921568627451</text:p>
          </table:table-cell>
          <table:table-cell table:formula="of:=[.I4]/[.I3]" office:value-type="float" office:value="9.17272727272727">
            <text:p>9.1727272727272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plex</text:p>
          </table:table-cell>
          <table:table-cell office:value-type="string">
            <text:p>not applicable</text:p>
          </table:table-cell>
          <table:table-cell table:formula="of:=[.J4]/[.J3]" office:value-type="float" office:value="27.3913043478261">
            <text:p>27.3913043478261</text:p>
          </table:table-cell>
          <table:table-cell office:value-type="string">
            <text:p>not applicable</text:p>
          </table:table-cell>
          <table:table-cell table:formula="of:=[.K4]/[.K3]" office:value-type="float" office:value="8.04397705544933">
            <text:p>8.04397705544933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23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ancea </meta:initial-creator>
    <meta:creation-date>2012-04-20T22:02:56</meta:creation-date>
    <dc:date>2012-04-20T23:51:57</dc:date>
    <dc:creator>coancea </dc:creator>
    <meta:editing-duration>PT01H01M58S</meta:editing-duration>
    <meta:editing-cycles>6</meta:editing-cycles>
    <meta:generator>OpenOffice.org/3.2$Unix OpenOffice.org_project/320m12$Build-9483</meta:generator>
    <meta:document-statistic meta:table-count="3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 style:data-style-name="N0">
      <style:graphic-properties draw:fill-color="#ff420e"/>
      <style:text-properties fo:font-size="6pt" style:font-size-asian="6pt" style:font-size-complex="6pt"/>
    </style:style>
    <style:style style:name="ch12" style:family="chart" style:data-style-name="N0">
      <style:graphic-properties draw:fill-color="#ffd320"/>
      <style:text-properties fo:font-size="6pt" style:font-size-asian="6pt" style:font-size-complex="6pt"/>
    </style:style>
    <style:style style:name="ch13" style:family="chart" style:data-style-name="N0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77cm" svg:height="10.401cm" xlink:href=".." chart:class="chart:bar" chart:style-name="ch1">
        <chart:title svg:x="5.021cm" svg:y="0.209cm" chart:style-name="ch2">
          <text:p>Simple: 1 underlying, 1 date, 2^23 iters; 
Medium: 3 underlyings, 5dates, 2^20 iters; 
Complex: 3 underlyings, 367 dates, 2^16 iters;
CG/Vect = coarse-grained/vectorized version; 
F/D = single/double preciosion float.</text:p>
        </chart:title>
        <chart:legend chart:legend-position="end" svg:x="16.654cm" svg:y="4.356cm" chart:style-name="ch3"/>
        <chart:plot-area chart:style-name="ch4" table:cell-range-address="Sheet1.B12:Sheet1.F15" chart:data-source-has-labels="both" svg:x="0.569cm" svg:y="2.932cm" svg:width="15.701cm" svg:height="7.046cm">
          <chart:axis chart:dimension="x" chart:name="primary-x" chart:style-name="ch5">
            <chart:title svg:x="8.096cm" svg:y="9.614cm" chart:style-name="ch6">
              <text:p>Contract</text:p>
            </chart:title>
            <chart:categories table:cell-range-address="Sheet1.B13:Sheet1.B15"/>
          </chart:axis>
          <chart:axis chart:dimension="y" chart:name="primary-y" chart:style-name="ch7">
            <chart:title svg:x="0.386cm" svg:y="6.857cm" chart:style-name="ch8">
              <text:p>SpeedUp</text:p>
            </chart:title>
            <chart:grid chart:style-name="ch9" chart:class="major"/>
          </chart:axis>
          <chart:series chart:style-name="ch10" chart:values-cell-range-address="Sheet1.C13:Sheet1.C15" chart:label-cell-address="Sheet1.C12:Sheet1.C12" chart:class="chart:bar">
            <chart:data-point chart:repeated="3"/>
          </chart:series>
          <chart:series chart:style-name="ch11" chart:values-cell-range-address="Sheet1.D13:Sheet1.D15" chart:label-cell-address="Sheet1.D12:Sheet1.D12" chart:class="chart:bar">
            <chart:data-point chart:repeated="3"/>
          </chart:series>
          <chart:series chart:style-name="ch12" chart:values-cell-range-address="Sheet1.E13:Sheet1.E15" chart:label-cell-address="Sheet1.E12:Sheet1.E12" chart:class="chart:bar">
            <chart:data-point chart:repeated="3"/>
          </chart:series>
          <chart:series chart:style-name="ch13" chart:values-cell-range-address="Sheet1.F13:Sheet1.F15" chart:label-cell-address="Sheet1.F12:Sheet1.F12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2:Sheet1.C12">CG-Float</text:p>
              </table:table-cell>
              <table:table-cell office:value-type="string">
                <text:p text:id="Sheet1.D12:Sheet1.D12">Vect-Float</text:p>
              </table:table-cell>
              <table:table-cell office:value-type="string">
                <text:p text:id="Sheet1.E12:Sheet1.E12">CG-Double</text:p>
              </table:table-cell>
              <table:table-cell office:value-type="string">
                <text:p text:id="Sheet1.F12:Sheet1.F12">Vect-Double</text:p>
              </table:table-cell>
            </table:table-row>
          </table:table-header-rows>
          <table:table-rows>
            <table:table-row>
              <table:table-cell office:value-type="string">
                <text:p text:id="Sheet1.B13:Sheet1.B15">Simple</text:p>
              </table:table-cell>
              <table:table-cell office:value-type="float" office:value="69.52">
                <text:p text:id="Sheet1.C13:Sheet1.C15">69.52</text:p>
              </table:table-cell>
              <table:table-cell office:value-type="float" office:value="43.45">
                <text:p text:id="Sheet1.D13:Sheet1.D15">43.45</text:p>
              </table:table-cell>
              <table:table-cell office:value-type="float" office:value="23.0555555555556">
                <text:p text:id="Sheet1.E13:Sheet1.E15">23.0555555555556</text:p>
              </table:table-cell>
              <table:table-cell office:value-type="float" office:value="18.0434782608696">
                <text:p text:id="Sheet1.F13:Sheet1.F15">18.0434782608696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34.375">
                <text:p>34.375</text:p>
              </table:table-cell>
              <table:table-cell office:value-type="float" office:value="31.4285714285714">
                <text:p>31.4285714285714</text:p>
              </table:table-cell>
              <table:table-cell office:value-type="float" office:value="9.8921568627451">
                <text:p>9.8921568627451</text:p>
              </table:table-cell>
              <table:table-cell office:value-type="float" office:value="9.17272727272727">
                <text:p>9.17272727272727</text:p>
              </table:table-cell>
            </table:table-row>
            <table:table-row>
              <table:table-cell office:value-type="string">
                <text:p>Complex</text:p>
              </table:table-cell>
              <table:table-cell office:value-type="float" office:value="1.#NAN">
                <text:p>1.#NAN</text:p>
              </table:table-cell>
              <table:table-cell office:value-type="float" office:value="27.3913043478261">
                <text:p>27.3913043478261</text:p>
              </table:table-cell>
              <table:table-cell office:value-type="float" office:value="1.#NAN">
                <text:p>1.#NAN</text:p>
              </table:table-cell>
              <table:table-cell office:value-type="float" office:value="8.04397705544933">
                <text:p>8.04397705544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